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28DB50000830D27FB202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Arial Unicode MS'"/>
    <style:font-face style:name="Tahoma3" svg:font-family="Tahoma"/>
    <style:font-face style:name="Courier New" svg:font-family="'Courier New'" style:font-family-generic="modern"/>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28cm" table:align="left" style:writing-mode="lr-tb"/>
    </style:style>
    <style:style style:name="Table1.A" style:family="table-column">
      <style:table-column-properties style:column-width="2.965cm"/>
    </style:style>
    <style:style style:name="Table1.B" style:family="table-column">
      <style:table-column-properties style:column-width="13.063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5.593cm" table:align="left" style:writing-mode="lr-tb"/>
    </style:style>
    <style:style style:name="Table2.A" style:family="table-column">
      <style:table-column-properties style:column-width="2.962cm"/>
    </style:style>
    <style:style style:name="Table2.B" style:family="table-column">
      <style:table-column-properties style:column-width="2.355cm"/>
    </style:style>
    <style:style style:name="Table2.C" style:family="table-column">
      <style:table-column-properties style:column-width="10.276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none" style:writing-mode="lr-tb"/>
    </style:style>
    <style:style style:name="Table2.C1" style:family="table-cell">
      <style:table-cell-properties style:vertical-align="top" fo:padding="0.097cm" fo:border-left="0.002cm solid #000000" fo:border-right="0.002cm solid #000000" fo:border-top="0.002cm solid #000000" fo:border-bottom="none" style:writing-mode="lr-tb"/>
    </style:style>
    <style:style style:name="Table2.A4" style:family="table-cell">
      <style:table-cell-properties style:vertical-align="top" fo:padding="0.097cm" fo:border-left="0.002cm solid #000000" fo:border-right="none" fo:border-top="none" fo:border-bottom="none" style:writing-mode="lr-tb"/>
    </style:style>
    <style:style style:name="Table2.C4" style:family="table-cell">
      <style:table-cell-properties style:vertical-align="top" fo:padding="0.097cm" fo:border-left="0.002cm solid #000000" fo:border-right="0.002cm solid #000000" fo:border-top="none" fo:border-bottom="none" style:writing-mode="lr-tb"/>
    </style:style>
    <style:style style:name="Table3" style:family="table">
      <style:table-properties style:width="16.041cm" table:align="left" style:writing-mode="lr-tb"/>
    </style:style>
    <style:style style:name="Table3.A" style:family="table-column">
      <style:table-column-properties style:column-width="3.679cm"/>
    </style:style>
    <style:style style:name="Table3.B" style:family="table-column">
      <style:table-column-properties style:column-width="3.413cm"/>
    </style:style>
    <style:style style:name="Table3.C" style:family="table-column">
      <style:table-column-properties style:column-width="8.948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6.041cm" table:align="left" style:writing-mode="lr-tb"/>
    </style:style>
    <style:style style:name="Table4.A" style:family="table-column">
      <style:table-column-properties style:column-width="3.679cm"/>
    </style:style>
    <style:style style:name="Table4.B" style:family="table-column">
      <style:table-column-properties style:column-width="3.413cm"/>
    </style:style>
    <style:style style:name="Table4.C" style:family="table-column">
      <style:table-column-properties style:column-width="8.948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C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6.039cm" table:align="left" style:writing-mode="lr-tb"/>
    </style:style>
    <style:style style:name="Table5.A" style:family="table-column">
      <style:table-column-properties style:column-width="4.87cm"/>
    </style:style>
    <style:style style:name="Table5.B" style:family="table-column">
      <style:table-column-properties style:column-width="11.169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B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B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6.025cm" table:align="left" style:writing-mode="lr-tb"/>
    </style:style>
    <style:style style:name="Table6.A" style:family="table-column">
      <style:table-column-properties style:column-width="3.468cm"/>
    </style:style>
    <style:style style:name="Table6.B" style:family="table-column">
      <style:table-column-properties style:column-width="12.557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B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use-window-font-color="true" fo:font-size="12pt" fo:language="en" fo:country="GB" fo:font-weight="bol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 style:family="paragraph" style:parent-style-name="Standard">
      <style:paragraph-properties fo:text-align="center" style:justify-single-wor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 style:family="paragraph" style:parent-style-name="Standard" style:list-style-name="WW8Num3">
      <style:paragraph-properties>
        <style:tab-stops>
          <style:tab-stop style:position="1.27cm"/>
        </style:tab-stops>
      </style:paragraph-properties>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 style:family="paragraph" style:parent-style-name="Standard" style:list-style-name="WW8Num3">
      <style:paragraph-properties>
        <style:tab-stops>
          <style:tab-stop style:position="1.27cm"/>
        </style:tab-stops>
      </style:paragraph-properties>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7" style:family="paragraph" style:parent-style-name="Standard" style:list-style-name="WW8Num3">
      <style:paragraph-properties>
        <style:tab-stops>
          <style:tab-stop style:position="1.27cm"/>
        </style:tab-stops>
      </style:paragraph-properties>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8" style:family="paragraph" style:parent-style-name="Standard">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9" style:family="paragraph" style:parent-style-name="Standard">
      <style:paragraph-properties fo:margin-top="0.423cm" fo:margin-bottom="0.106cm" fo:text-align="center" style:justify-single-word="false">
        <style:tab-stops>
          <style:tab-stop style:position="0cm"/>
        </style:tab-stops>
      </style:paragraph-properties>
    </style:style>
    <style:style style:name="P10" style:family="paragraph" style:parent-style-name="Standard">
      <style:paragraph-properties fo:margin-left="0cm" fo:margin-right="3.937cm" fo:text-indent="2.54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1" style:family="paragraph" style:parent-style-name="Standard">
      <style:paragraph-properties fo:margin-left="0cm" fo:margin-right="3.937cm" fo:text-align="center" style:justify-single-word="false" fo:text-indent="2.54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2" style:family="paragraph" style:parent-style-name="Standard">
      <style:paragraph-properties fo:margin-left="1.905cm" fo:margin-right="2.032cm" fo:text-indent="0cm" style:auto-text-indent="false"/>
    </style:style>
    <style:style style:name="P13" style:family="paragraph" style:parent-style-name="Standard">
      <style:paragraph-properties fo:margin-left="1.905cm" fo:margin-right="2.032cm" fo:text-indent="0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paragraph-properties fo:margin-left="1.905cm" fo:margin-right="2.032cm" fo:text-indent="0cm" style:auto-text-indent="false"/>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Heading_20_2">
      <style:paragraph-properties>
        <style:tab-stops>
          <style:tab-stop style:position="15.997cm" style:type="right" style:leader-style="dotted" style:leader-text="."/>
        </style:tab-stops>
      </style:paragraph-properties>
    </style:style>
    <style:style style:name="P16" style:family="paragraph" style:parent-style-name="Heading_20_1">
      <style:paragraph-properties>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7" style:family="paragraph" style:parent-style-name="Heading_20_1" style:master-page-name="Standard">
      <style:paragraph-properties fo:margin-top="0.423cm" fo:margin-bottom="0.106cm" fo:text-align="center" style:justify-single-word="fals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8" style:family="paragraph" style:parent-style-name="Heading_20_1">
      <style:paragraph-properties fo:break-before="pag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9" style:family="paragraph" style:parent-style-name="Header">
      <style:paragraph-properties fo:padding-left="0cm" fo:padding-right="0cm" fo:padding-top="0cm" fo:padding-bottom="0.035cm" fo:border-left="none" fo:border-right="none" fo:border-top="none" fo:border-bottom="0.002cm solid #000000"/>
    </style:style>
    <style:style style:name="P20" style:family="paragraph" style:parent-style-name="Footer">
      <style:paragraph-properties>
        <style:tab-stops>
          <style:tab-stop style:position="8.001cm" style:type="center"/>
          <style:tab-stop style:position="13.653cm"/>
          <style:tab-stop style:position="16.002cm" style:type="right"/>
        </style:tab-stops>
      </style:paragraph-properties>
    </style:style>
    <style:style style:name="P21" style:family="paragraph" style:parent-style-name="Footer">
      <style:paragraph-properties fo:padding-left="0cm" fo:padding-right="0cm" fo:padding-top="0.035cm" fo:padding-bottom="0cm" fo:border-left="none" fo:border-right="none" fo:border-top="0.002cm solid #000000" fo:border-bottom="none">
        <style:tab-stops>
          <style:tab-stop style:position="8.001cm" style:type="center"/>
          <style:tab-stop style:position="8.502cm" style:type="center"/>
          <style:tab-stop style:position="12.7cm"/>
          <style:tab-stop style:position="16.002cm" style:type="right"/>
          <style:tab-stop style:position="16.252cm"/>
        </style:tab-stops>
      </style:paragraph-properties>
    </style:style>
    <style:style style:name="P22" style:family="paragraph" style:parent-style-name="Table_20_Contents">
      <style:paragraph-properties style:snap-to-layout-gri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3" style:family="paragraph" style:parent-style-name="Table_20_Contents">
      <style:paragraph-properties fo:margin-top="0cm" fo:margin-bottom="0.212cm" text:number-lines="false" text:line-number="0"/>
    </style:style>
    <style:style style:name="P24" style:family="paragraph" style:parent-style-name="Table_20_Contents">
      <style:paragraph-properties fo:margin-top="0cm" fo:margin-bottom="0.212cm" text:number-lines="false" text:line-number="0" style:snap-to-layout-gri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Table_20_Contents" style:list-style-name="WW8Num2">
      <style:paragraph-properties fo:margin-top="0cm" fo:margin-bottom="0.212cm" text:number-lines="false" text:line-number="0" style:snap-to-layout-grid="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6" style:family="paragraph" style:parent-style-name="Table_20_Contents" style:list-style-name="WW8Num2">
      <style:paragraph-properties fo:margin-top="0cm" fo:margin-bottom="0.212cm" text:number-lines="false" text:line-number="0" style:snap-to-layout-grid="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Table_20_Contents">
      <style:paragraph-properties fo:margin-top="0cm" fo:margin-bottom="0.212cm" text:number-lines="false" text:line-number="0"/>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Table_20_Contents">
      <style:paragraph-properties fo:margin-top="0cm" fo:margin-bottom="0.212cm" text:number-lines="false" text:line-number="0" style:snap-to-layout-grid="false"/>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Table_20_Contents">
      <style:paragraph-properties fo:margin-top="0cm" fo:margin-bottom="0.212cm" text:number-lines="false" text:line-number="0" style:snap-to-layout-grid="false">
        <style:tab-stops>
          <style:tab-stop style:position="1.27cm"/>
        </style:tab-stops>
      </style:paragraph-properties>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Table_20_Contents">
      <style:paragraph-properties fo:margin-top="0cm" fo:margin-bottom="0.212cm" text:number-lines="false" text:line-number="0" style:snap-to-layout-grid="false"/>
    </style:style>
    <style:style style:name="P31" style:family="paragraph" style:parent-style-name="Table_20_Contents">
      <style:paragraph-properties fo:margin-top="0cm" fo:margin-bottom="0.212cm" text:number-lines="false" text:line-number="0" style:snap-to-layout-grid="false"/>
      <style:text-properties fo:color="#ff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32" style:family="paragraph" style:parent-style-name="Table_20_Contents">
      <style:paragraph-properties fo:margin-top="0cm" fo:margin-bottom="0.212cm" text:number-lines="false" text:line-number="0" style:snap-to-layout-grid="false">
        <style:tab-stops>
          <style:tab-stop style:position="1.27cm"/>
        </style:tab-stops>
      </style:paragraph-properties>
    </style:style>
    <style:style style:name="P33" style:family="paragraph" style:parent-style-name="Table_20_Heading">
      <style:paragraph-properties fo:margin-top="0cm" fo:margin-bottom="0.212cm" fo:text-align="center" style:justify-single-word="false" text:number-lines="false" text:line-number="0" style:snap-to-layout-grid="false"/>
    </style:style>
    <style:style style:name="P34" style:family="paragraph" style:parent-style-name="Table_20_Heading">
      <style:paragraph-properties fo:margin-top="0cm" fo:margin-bottom="0.212cm" fo:text-align="center" style:justify-single-word="false" text:number-lines="false" text:line-number="0" style:snap-to-layout-grid="false"/>
      <style:text-properties style:use-window-font-color="true" fo:font-size="12pt" fo:language="en" fo:country="GB"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35" style:family="paragraph" style:parent-style-name="Contents_20_1">
      <style:paragraph-properties fo:break-before="page">
        <style:tab-stops>
          <style:tab-stop style:position="15.997cm" style:type="right" style:leader-style="dotted" style:leader-text="."/>
        </style:tab-stops>
      </style:paragraph-properties>
    </style:style>
    <style:style style:name="P36" style:family="paragraph" style:parent-style-name="Contents_20_1">
      <style:paragraph-properties>
        <style:tab-stops>
          <style:tab-stop style:position="15.997cm" style:type="right" style:leader-style="dotted" style:leader-text="."/>
        </style:tab-stops>
      </style:paragraph-properties>
    </style:style>
    <style:style style:name="T1" style:family="text">
      <style:text-properties fo:language="en" fo:country="GB"/>
    </style:style>
    <style:style style:name="T2" style:family="text">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3" style:family="text">
      <style:text-properties style:use-window-font-color="true" fo:font-size="16pt" fo:language="nb" fo:country="NO"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4" style:family="text">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5" style:family="text">
      <style:text-properties style:use-window-font-color="true" fo:font-size="12pt" fo:language="en" fo:country="GB"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 style:family="text">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7" style:family="text">
      <style:text-properties style:use-window-font-color="true" fo:font-size="12pt" fo:language="nb" fo:country="NO"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9" style:family="text">
      <style:text-properties style:use-window-font-color="true" style:font-name="Symbol"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1" style:family="text">
      <style:text-properties fo:language="nb" fo:country="NO"/>
    </style:style>
    <style:style style:name="T12" style:family="text">
      <style:text-properties fo:language="nb" fo:country="NO" fo:font-weight="normal" style:font-weight-asian="normal" style:font-weight-complex="normal"/>
    </style:style>
    <style:style style:name="T13"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4" style:family="text">
      <style:text-properties fo:font-weight="normal" style:font-weight-asian="normal" style:font-weight-complex="normal"/>
    </style:style>
    <style:style style:name="T15" style:family="text">
      <style:text-properties fo:color="#ff0000"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16" style:family="text">
      <style:text-properties fo:color="#ff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17" style:family="text">
      <style:text-properties fo:language="en" fo:country="U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ZPU - Zylin Soft CPU</text:h>
      <text:p text:style-name="P9"><text:span text:style-name="T2">Pro</text:span><text:span text:style-name="T3">totype architecture</text:span></text:p>
      <text:p text:style-name="P2"><text:line-break/></text:p>
      <text:p text:style-name="P3">Whitepaper</text:p>
      <text:p text:style-name="P3"/>
      <text:p text:style-name="P3">V1.5</text:p>
      <text:p text:style-name="P3"/>
      <text:p text:style-name="P3">April 4. 2005</text:p>
      <text:p text:style-name="P1"><text:span text:style-name="T4">Copyright </text:span><text:span text:style-name="T9"></text:span><text:span text:style-name="T4"> 2005, Zylin AS</text:span></text:p>
      <text:p text:style-name="P3">oyvind.harboe@zylin.com<text:line-break/></text:p>
      <text:p text:style-name="Standard"/>
      <text:p text:style-name="P11">Abstract</text:p>
      <text:p text:style-name="P10"/>
      <text:p text:style-name="P12"><text:span text:style-name="T4">This white paper describes the the architecture of the ZPU prototype</text:span><text:span text:style-name="T6">. The purpose of the prototype is to establish FPGA real-estate size and lower performance range of the ZPU and finally to give feedback to the compiler development.</text:span></text:p>
      <text:p text:style-name="P13"/>
      <text:p text:style-name="P14">Although the architecture has been optimised for simplicity of implementation and to be reasonably well adapted to the GCC toolchain alpha version available at the time of start for the prototype project, it should in important respects approximate the minimum FPGA real-estate ZPU profile.</text:p>
      <text:p text:style-name="P14"/>
      <text:p text:style-name="P14"/>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35"><text:a xlink:type="simple" xlink:href="#1.ZPU - Zylin Soft CPU|outline">ZPU - Zylin Soft CPU<text:tab/>1</text:a></text:p>
          <text:p text:style-name="P36"><text:a xlink:type="simple" xlink:href="#2.Stack|outline">Stack<text:tab/>3</text:a></text:p>
          <text:p text:style-name="P36"><text:a xlink:type="simple" xlink:href="#3.Registers|outline">Registers<text:tab/>3</text:a></text:p>
          <text:p text:style-name="P36"><text:a xlink:type="simple" xlink:href="#4.Instruction set|outline">Instruction set<text:tab/>4</text:a></text:p>
          <text:p text:style-name="P36"><text:a xlink:type="simple" xlink:href="#5.Vectors|outline">Vectors<text:tab/>6</text:a></text:p>
          <text:p text:style-name="P36"><text:a xlink:type="simple" xlink:href="#6.Memory map|outline">Memory map<text:tab/>7</text:a></text:p>
          <text:p text:style-name="P36"><text:a xlink:type="simple" xlink:href="#7.IO registers|outline">IO registers<text:tab/>8</text:a></text:p>
          <text:p text:style-name="P36"><text:a xlink:type="simple" xlink:href="#8.Optimisations|outline">Optimisations<text:tab/>9</text:a></text:p>
        </text:index-body>
      </text:table-of-content>
      <text:section text:style-name="Sect2" text:name="Section1">
        <text:h text:style-name="P15" text:outline-level="2" text:is-list-header="true"/>
        <text:h text:style-name="P18" text:outline-level="1">Stack</text:h>
        <text:p text:style-name="Standard">The ZPU <text:span text:style-name="T14">is a stack based arc</text:span><text:span text:style-name="T12">hitecture. The stack behaves as most stacks do on modern CPUs.</text:span></text:p>
        <text:p text:style-name="P4"/>
        <text:p text:style-name="P4"/>
        <text:list text:style-name="WW8Num3">
          <text:list-item>
            <text:p text:style-name="P5">The SP register points to the value on top of the stack.</text:p>
          </text:list-item>
          <text:list-item>
            <text:p text:style-name="P5">Pushes predecrement the stack pointer, then store the value on top of the stack</text:p>
          </text:list-item>
          <text:list-item>
            <text:p text:style-name="P5">Pops are postincrement</text:p>
          </text:list-item>
        </text:list>
        <text:p text:style-name="P4"/>
        <text:h text:style-name="P16" text:outline-level="1">Registers</text:h>
        <table:table table:name="Table1" table:style-name="Table1">
          <table:table-column table:style-name="Table1.A"/>
          <table:table-column table:style-name="Table1.B"/>
          <table:table-header-rows>
            <table:table-row table:style-name="Table1.1">
              <table:table-cell table:style-name="Table1.A1" office:value-type="string">
                <text:p text:style-name="P34">Register name</text:p>
              </table:table-cell>
              <table:table-cell table:style-name="Table1.B1" office:value-type="string">
                <text:p text:style-name="P33"><text:span text:style-name="T5">Des</text:span><text:span text:style-name="T7">cription</text:span></text:p>
              </table:table-cell>
            </table:table-row>
          </table:table-header-rows>
          <table:table-row table:style-name="Table1.1">
            <table:table-cell table:style-name="Table1.A2" office:value-type="string">
              <text:p text:style-name="P24">PC</text:p>
            </table:table-cell>
            <table:table-cell table:style-name="Table1.B2" office:value-type="string">
              <text:p text:style-name="P24">Contains enough bits to address entire RAM and IO mapped memory.</text:p>
            </table:table-cell>
          </table:table-row>
          <table:table-row table:style-name="Table1.1">
            <table:table-cell table:style-name="Table1.A2" office:value-type="string">
              <text:p text:style-name="P24">SP</text:p>
            </table:table-cell>
            <table:table-cell table:style-name="Table1.B2" office:value-type="string">
              <text:p text:style-name="P30"><text:span text:style-name="T4">Con</text:span><text:span text:style-name="T6">tains enough bits to address entire RAM. </text:span><text:span text:style-name="T15">Bit 0 and 1 are always 0</text:span><text:span text:style-name="T6">.</text:span></text:p>
            </table:table-cell>
          </table:table-row>
        </table:table>
        <text:h text:style-name="P18" text:outline-level="1">Instruction set</text:h>
        <text:p text:style-name="P8">Only the base instructions are implemented in the architecture. More advanced instructions, like ASHIFTLEFT are emulated in the illegal instruction vector.</text:p>
        <text:p text:style-name="P8"/>
        <text:p text:style-name="P8">All operations are 32 bit wide.</text:p>
        <text:p text:style-name="P8"/>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Name</text:p>
              </table:table-cell>
              <table:table-cell table:style-name="Table2.A1" office:value-type="string">
                <text:p text:style-name="P34">Opcode</text:p>
              </table:table-cell>
              <table:table-cell table:style-name="Table2.C1" office:value-type="string">
                <text:p text:style-name="P34">Action</text:p>
              </table:table-cell>
            </table:table-row>
          </table:table-header-rows>
          <table:table-row table:style-name="Table2.1">
            <table:table-cell table:style-name="Table2.A1" office:value-type="string">
              <text:p text:style-name="P24">BREAKPOINT</text:p>
            </table:table-cell>
            <table:table-cell table:style-name="Table2.A1" office:value-type="string">
              <text:p text:style-name="P24">000x 0000</text:p>
            </table:table-cell>
            <table:table-cell table:style-name="Table2.C1" office:value-type="string">
              <text:p text:style-name="P30"><text:span text:style-name="T4">The debugger sets a memory location to this value to set a bre</text:span><text:span text:style-name="T6">akpoint. Once a JTAG-like debugger interface is added, it will be convenient to be able to distinguish between a breakpoint and an illegal(possibly emulated) instruction.</text:span></text:p>
            </table:table-cell>
          </table:table-row>
          <table:table-row table:style-name="Table2.1">
            <table:table-cell table:style-name="Table2.A1" office:value-type="string">
              <text:p text:style-name="P24">IM</text:p>
            </table:table-cell>
            <table:table-cell table:style-name="Table2.A1" office:value-type="string">
              <text:p text:style-name="P24">1xxx xxxx</text:p>
            </table:table-cell>
            <table:table-cell table:style-name="Table2.C1" office:value-type="string">
              <text:p text:style-name="P30"><text:span text:style-name="T4">Pushes </text:span><text:span text:style-name="T6">7 bit sign extended integer and sets the a «instruction decode interrupt mask» flag(IDIM). </text:span></text:p>
              <text:p text:style-name="P28">If the IDIM flag is already set, this instruction shifts the value on the stack left by 7 bits and stores the 7 bit immediate value into the lower 7 bits.</text:p>
              <text:p text:style-name="P28">Unless an instruction is listed as treating the IDIM flag specially, it should be assumed to clear the IDIM flag.</text:p>
              <text:p text:style-name="P28">To push a 14 bit integer onto the stack, use two consequtive IM instructions. </text:p>
              <text:p text:style-name="P28">If multiple immediate integers are to be pushed onto the stack, they must be interleaved with another instruction. </text:p>
            </table:table-cell>
          </table:table-row>
          <table:table-row table:style-name="Table2.1">
            <table:table-cell table:style-name="Table2.A4" office:value-type="string">
              <text:p text:style-name="P24">STORESP</text:p>
            </table:table-cell>
            <table:table-cell table:style-name="Table2.A4" office:value-type="string">
              <text:p text:style-name="P24">010x xxxx</text:p>
            </table:table-cell>
            <table:table-cell table:style-name="Table2.C4" office:value-type="string">
              <text:p text:style-name="P24">Pop value off stack and store it in the SP+xxxxx*4 memory location, where xxxxx is a positive integer.</text:p>
            </table:table-cell>
          </table:table-row>
          <table:table-row table:style-name="Table2.1">
            <table:table-cell table:style-name="Table2.A4" office:value-type="string">
              <text:p text:style-name="P24">LOADSP</text:p>
            </table:table-cell>
            <table:table-cell table:style-name="Table2.A4" office:value-type="string">
              <text:p text:style-name="P24">011x xxxx</text:p>
            </table:table-cell>
            <table:table-cell table:style-name="Table2.C4" office:value-type="string">
              <text:p text:style-name="P24">Push value of memory location SP+xxxxx*4, where xxxxx is a positive integer, onto stack.</text:p>
            </table:table-cell>
          </table:table-row>
          <table:table-row table:style-name="Table2.1">
            <table:table-cell table:style-name="Table2.A1" office:value-type="string">
              <text:p text:style-name="P24">EMULATE</text:p>
            </table:table-cell>
            <table:table-cell table:style-name="Table2.A1" office:value-type="string">
              <text:p text:style-name="P24">001x xxxx</text:p>
            </table:table-cell>
            <table:table-cell table:style-name="Table2.C1" office:value-type="string">
              <text:p text:style-name="P28">Push PC to stack and set PC to 0x0+xxxxx*32. This is used to emulate opcodes. </text:p>
            </table:table-cell>
          </table:table-row>
          <table:table-row table:style-name="Table2.1">
            <table:table-cell table:style-name="Table2.A4" office:value-type="string">
              <text:p text:style-name="P24">PUSHPC</text:p>
            </table:table-cell>
            <table:table-cell table:style-name="Table2.A4" office:value-type="string">
              <text:p text:style-name="P24">000x 0001</text:p>
            </table:table-cell>
            <table:table-cell table:style-name="Table2.C4" office:value-type="string">
              <text:p text:style-name="P30"><text:span text:style-name="T4">Pushes</text:span><text:span text:style-name="T6"> program counter onto the stack.</text:span></text:p>
            </table:table-cell>
          </table:table-row>
          <table:table-row table:style-name="Table2.1">
            <table:table-cell table:style-name="Table2.A4" office:value-type="string">
              <text:p text:style-name="P28">POPPC</text:p>
            </table:table-cell>
            <table:table-cell table:style-name="Table2.A4" office:value-type="string">
              <text:p text:style-name="P24">000x 0100</text:p>
            </table:table-cell>
            <table:table-cell table:style-name="Table2.C4" office:value-type="string">
              <text:p text:style-name="P28">Pops address off stack and sets PC</text:p>
            </table:table-cell>
          </table:table-row>
          <table:table-row table:style-name="Table2.1">
            <table:table-cell table:style-name="Table2.A4" office:value-type="string">
              <text:p text:style-name="P24">LOAD</text:p>
            </table:table-cell>
            <table:table-cell table:style-name="Table2.A4" office:value-type="string">
              <text:p text:style-name="P24">000x 1000</text:p>
            </table:table-cell>
            <table:table-cell table:style-name="Table2.C4" office:value-type="string">
              <text:p text:style-name="P30"><text:span text:style-name="T4">Pops add</text:span><text:span text:style-name="T6">ress stored on stack and loads the value of that address onto stack</text:span><text:span text:style-name="T4">.</text:span></text:p>
              <text:p text:style-name="P30"><text:span text:style-name="T16">Bit 0 and 1 of address are always 0</text:span><text:span text:style-name="T4">.</text:span></text:p>
            </table:table-cell>
          </table:table-row>
          <table:table-row table:style-name="Table2.1">
            <table:table-cell table:style-name="Table2.A4" office:value-type="string">
              <text:p text:style-name="P30"><text:span text:style-name="T4">STO</text:span><text:span text:style-name="T6">RE</text:span></text:p>
            </table:table-cell>
            <table:table-cell table:style-name="Table2.A4" office:value-type="string">
              <text:p text:style-name="P24">000x 1100</text:p>
            </table:table-cell>
            <table:table-cell table:style-name="Table2.C4" office:value-type="string">
              <text:p text:style-name="P24">Pops address, then value from stack and stores the value into the memory location of the address.</text:p>
              <text:p text:style-name="P31">Bit 0 and 1 of address are always 0</text:p>
            </table:table-cell>
          </table:table-row>
          <table:table-row table:style-name="Table2.1">
            <table:table-cell table:style-name="Table2.A4" office:value-type="string">
              <text:p text:style-name="P24">PUSHSP</text:p>
            </table:table-cell>
            <table:table-cell table:style-name="Table2.A4" office:value-type="string">
              <text:p text:style-name="P24">000x 0010</text:p>
            </table:table-cell>
            <table:table-cell table:style-name="Table2.C4" office:value-type="string">
              <text:p text:style-name="P30"><text:span text:style-name="T4">Pus</text:span><text:span text:style-name="T6">hes stack pointer. </text:span></text:p>
            </table:table-cell>
          </table:table-row>
          <table:table-row table:style-name="Table2.1">
            <table:table-cell table:style-name="Table2.A4" office:value-type="string">
              <text:p text:style-name="P24">POPSP</text:p>
            </table:table-cell>
            <table:table-cell table:style-name="Table2.A4" office:value-type="string">
              <text:p text:style-name="P24">000x 1101</text:p>
            </table:table-cell>
            <table:table-cell table:style-name="Table2.C4" office:value-type="string">
              <text:p text:style-name="P24">Used to allocate/deallocate space on stack for variables or when changing threads.</text:p>
            </table:table-cell>
          </table:table-row>
          <table:table-row table:style-name="Table2.1">
            <table:table-cell table:style-name="Table2.A4" office:value-type="string">
              <text:p text:style-name="P24">ADD</text:p>
            </table:table-cell>
            <table:table-cell table:style-name="Table2.A4" office:value-type="string">
              <text:p text:style-name="P24">000x 0101</text:p>
            </table:table-cell>
            <table:table-cell table:style-name="Table2.C4" office:value-type="string">
              <text:p text:style-name="P24">Pops two values on stack adds them and pushes the result</text:p>
            </table:table-cell>
          </table:table-row>
          <table:table-row table:style-name="Table2.1">
            <table:table-cell table:style-name="Table2.A1" office:value-type="string">
              <text:p text:style-name="P24">AND</text:p>
            </table:table-cell>
            <table:table-cell table:style-name="Table2.A1" office:value-type="string">
              <text:p text:style-name="P24">000x 0110</text:p>
            </table:table-cell>
            <table:table-cell table:style-name="Table2.C1" office:value-type="string">
              <text:p text:style-name="P24">Pops two values off the stack and does a bitwise-and &amp; pushes the result onto the stack</text:p>
            </table:table-cell>
          </table:table-row>
          <table:table-row table:style-name="Table2.1">
            <table:table-cell table:style-name="Table2.A1" office:value-type="string">
              <text:p text:style-name="P24">OR</text:p>
            </table:table-cell>
            <table:table-cell table:style-name="Table2.A1" office:value-type="string">
              <text:p text:style-name="P24">000x 0111</text:p>
            </table:table-cell>
            <table:table-cell table:style-name="Table2.C1" office:value-type="string">
              <text:p text:style-name="P30"><text:span text:style-name="T4">Pops two int</text:span><text:span text:style-name="T6">egers, does a bitwise or and pushes result</text:span></text:p>
            </table:table-cell>
          </table:table-row>
          <table:table-row table:style-name="Table2.1">
            <table:table-cell table:style-name="Table2.A1" office:value-type="string">
              <text:p text:style-name="P24">NOT</text:p>
            </table:table-cell>
            <table:table-cell table:style-name="Table2.A1" office:value-type="string">
              <text:p text:style-name="P24">000x 1001</text:p>
            </table:table-cell>
            <table:table-cell table:style-name="Table2.C1" office:value-type="string">
              <text:p text:style-name="P30"><text:span text:style-name="T4">Bitwise inverse of value o</text:span><text:span text:style-name="T6">n stack</text:span></text:p>
            </table:table-cell>
          </table:table-row>
          <table:table-row table:style-name="Table2.1">
            <table:table-cell table:style-name="Table2.A4" office:value-type="string">
              <text:p text:style-name="P24">FLIP</text:p>
            </table:table-cell>
            <table:table-cell table:style-name="Table2.A4" office:value-type="string">
              <text:p text:style-name="P24">000x 1010</text:p>
            </table:table-cell>
            <table:table-cell table:style-name="Table2.C4" office:value-type="string">
              <text:p text:style-name="P24">Reverses the bit order of the value on the stack, i.e. abc-&gt;cba, 100-&gt;001, 110-&gt;011, etc. </text:p>
            </table:table-cell>
          </table:table-row>
          <table:table-row table:style-name="Table2.1">
            <table:table-cell table:style-name="Table2.A4" office:value-type="string">
              <text:p text:style-name="P24">NOP</text:p>
            </table:table-cell>
            <table:table-cell table:style-name="Table2.A4" office:value-type="string">
              <text:p text:style-name="P24">000x 1011</text:p>
            </table:table-cell>
            <table:table-cell table:style-name="Table2.C4" office:value-type="string">
              <text:p text:style-name="P24">No operation</text:p>
            </table:table-cell>
          </table:table-row>
          <table:table-row table:style-name="Table2.1">
            <table:table-cell table:style-name="Table2.A4" office:value-type="string">
              <text:p text:style-name="P24">UNDEFINED</text:p>
            </table:table-cell>
            <table:table-cell table:style-name="Table2.A4" office:value-type="string">
              <text:p text:style-name="P24">000x 0011</text:p>
            </table:table-cell>
            <table:table-cell table:style-name="Table2.C4" office:value-type="string">
              <text:p text:style-name="P24"/>
            </table:table-cell>
          </table:table-row>
          <table:table-row table:style-name="Table2.1">
            <table:table-cell table:style-name="Table2.A4" office:value-type="string">
              <text:p text:style-name="P24">UNDEFINED</text:p>
            </table:table-cell>
            <table:table-cell table:style-name="Table2.A4" office:value-type="string">
              <text:p text:style-name="P24">000x 1110</text:p>
            </table:table-cell>
            <table:table-cell table:style-name="Table2.C4" office:value-type="string">
              <text:p text:style-name="P24"/>
            </table:table-cell>
          </table:table-row>
          <table:table-row table:style-name="Table2.1">
            <table:table-cell table:style-name="Table2.A4" office:value-type="string">
              <text:p text:style-name="P24">UNDEFINED</text:p>
            </table:table-cell>
            <table:table-cell table:style-name="Table2.A4" office:value-type="string">
              <text:p text:style-name="P24">000x 1111</text:p>
            </table:table-cell>
            <table:table-cell table:style-name="Table2.C4" office:value-type="string">
              <text:p text:style-name="P24"/>
            </table:table-cell>
          </table:table-row>
        </table:table>
        <text:h text:style-name="P18" text:outline-level="1">Vectors</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3"><text:span text:style-name="T5">Add</text:span><text:span text:style-name="T7">ress</text:span></text:p>
              </table:table-cell>
              <table:table-cell table:style-name="Table3.A1" office:value-type="string">
                <text:p text:style-name="P34">Name</text:p>
              </table:table-cell>
              <table:table-cell table:style-name="Table3.C1" office:value-type="string">
                <text:p text:style-name="P33"><text:span text:style-name="T5">Des</text:span><text:span text:style-name="T7">cription</text:span></text:p>
              </table:table-cell>
            </table:table-row>
          </table:table-header-rows>
          <table:table-row table:style-name="Table3.1">
            <table:table-cell table:style-name="Table3.A2" office:value-type="string">
              <text:p text:style-name="P24">0x000</text:p>
            </table:table-cell>
            <table:table-cell table:style-name="Table3.A2" office:value-type="string">
              <text:p text:style-name="P24">Reset</text:p>
            </table:table-cell>
            <table:table-cell table:style-name="Table3.C2" office:value-type="string">
              <text:list text:style-name="WW8Num2">
                <text:list-item>
                  <text:p text:style-name="P25">When the ZPU boots, this is the first instruction to be executed.</text:p>
                </text:list-item>
                <text:list-item>
                  <text:p text:style-name="P25">The stack pointer is initialised to maximum RAM address</text:p>
                </text:list-item>
              </text:list>
            </table:table-cell>
          </table:table-row>
          <table:table-row table:style-name="Table3.1">
            <table:table-cell table:style-name="Table3.A2" office:value-type="string">
              <text:p text:style-name="P24">0x020</text:p>
            </table:table-cell>
            <table:table-cell table:style-name="Table3.A2" office:value-type="string">
              <text:p text:style-name="P24">Interrupt(future)</text:p>
            </table:table-cell>
            <table:table-cell table:style-name="Table3.C2" office:value-type="string">
              <text:p text:style-name="P32"><text:span text:style-name="T4">This is the entry point for interrupts. Not imp</text:span><text:span text:style-name="T6">lemented yet, but used by the simulator when running eCos.</text:span></text:p>
            </table:table-cell>
          </table:table-row>
          <table:table-row table:style-name="Table3.1">
            <table:table-cell table:style-name="Table3.A2" office:value-type="string">
              <text:p text:style-name="P24">0x040-</text:p>
            </table:table-cell>
            <table:table-cell table:style-name="Table3.A2" office:value-type="string">
              <text:p text:style-name="P24">Emulated instruction</text:p>
            </table:table-cell>
            <table:table-cell table:style-name="Table3.C2" office:value-type="string">
              <text:p text:style-name="P29">Emulated opcode 34. Note that opcode 32 and opcode 33 are not normally used to emulate instructions as these memory addresses are already used by boot vector, GCC registers and the interrupt vector.</text:p>
            </table:table-cell>
          </table:table-row>
        </table:table>
        <text:h text:style-name="P18" text:outline-level="1">Memory map</text:h>
        <text:p text:style-name="Standard">Bit 30-13 inclusive are ignored <text:span text:style-name="T11">by the ZPU.</text:span></text:p>
        <text:p text:style-name="P8"/>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3"><text:span text:style-name="T5">Start add</text:span><text:span text:style-name="T7">ress</text:span></text:p>
              </table:table-cell>
              <table:table-cell table:style-name="Table4.A1" office:value-type="string">
                <text:p text:style-name="P34">To-address</text:p>
              </table:table-cell>
              <table:table-cell table:style-name="Table4.C1" office:value-type="string">
                <text:p text:style-name="P33"><text:span text:style-name="T5">Des</text:span><text:span text:style-name="T7">cription</text:span></text:p>
              </table:table-cell>
            </table:table-row>
          </table:table-header-rows>
          <table:table-row table:style-name="Table4.1">
            <table:table-cell table:style-name="Table4.A2" office:value-type="string">
              <text:p text:style-name="P24">0x00000000</text:p>
            </table:table-cell>
            <table:table-cell table:style-name="Table4.A2" office:value-type="string">
              <text:p text:style-name="P30"><text:span text:style-name="T4">0x0</text:span><text:span text:style-name="T6">000010</text:span><text:span text:style-name="T4">0</text:span></text:p>
            </table:table-cell>
            <table:table-cell table:style-name="Table4.C2" office:value-type="string">
              <text:p text:style-name="P22">Reserved for compiler and operating system usage.</text:p>
              <text:p text:style-name="P23"><text:span text:style-name="T4">The</text:span><text:span text:style-name="T6"> alpha version of the compiler simulates GCC registers by using low-memory locations. The final version of the compiler will place GCC registers in the stack frame.</text:span></text:p>
              <text:p text:style-name="P27">Note here the distinction between GCC registers and ZPU registers. There are no corresponding arithmetic/address ZPU hardware registers.</text:p>
            </table:table-cell>
          </table:table-row>
          <table:table-row table:style-name="Table4.1">
            <table:table-cell table:style-name="Table4.A2" office:value-type="string">
              <text:p text:style-name="P24">0x00000100</text:p>
            </table:table-cell>
            <table:table-cell table:style-name="Table4.A2" office:value-type="string">
              <text:p text:style-name="P24">0x00000200</text:p>
            </table:table-cell>
            <table:table-cell table:style-name="Table4.C2" office:value-type="string">
              <text:p text:style-name="P28">Traps</text:p>
            </table:table-cell>
          </table:table-row>
          <table:table-row table:style-name="Table4.1">
            <table:table-cell table:style-name="Table4.A2" office:value-type="string">
              <text:p text:style-name="P30"><text:span text:style-name="T4">0x0</text:span><text:span text:style-name="T6">0000200</text:span></text:p>
            </table:table-cell>
            <table:table-cell table:style-name="Table4.A2" office:value-type="string">
              <text:p text:style-name="P30"><text:span text:style-name="T4">0x0</text:span><text:span text:style-name="T6">0004000</text:span></text:p>
            </table:table-cell>
            <table:table-cell table:style-name="Table4.C2" office:value-type="string">
              <text:p text:style-name="P30"><text:span text:style-name="T4">Memory for app</text:span><text:span text:style-name="T6">lication and data.</text:span></text:p>
            </table:table-cell>
          </table:table-row>
          <table:table-row table:style-name="Table4.1">
            <table:table-cell table:style-name="Table4.A2" office:value-type="string">
              <text:p text:style-name="P30"><text:span text:style-name="T4">0x8</text:span><text:span text:style-name="T6">0000000</text:span></text:p>
            </table:table-cell>
            <table:table-cell table:style-name="Table4.A2" office:value-type="string">
              <text:p text:style-name="P30"><text:span text:style-name="T4">0x8</text:span><text:span text:style-name="T6">0000100</text:span></text:p>
            </table:table-cell>
            <table:table-cell table:style-name="Table4.C2" office:value-type="string">
              <text:p text:style-name="P24">IO registers</text:p>
            </table:table-cell>
          </table:table-row>
        </table:table>
        <text:h text:style-name="P18" text:outline-level="1">IO registers</text:h>
        <table:table table:name="Table5" table:style-name="Table5">
          <table:table-column table:style-name="Table5.A"/>
          <table:table-column table:style-name="Table5.B"/>
          <table:table-header-rows>
            <table:table-row table:style-name="Table5.1">
              <table:table-cell table:style-name="Table5.A1" office:value-type="string">
                <text:p text:style-name="P34">Name</text:p>
              </table:table-cell>
              <table:table-cell table:style-name="Table5.B1" office:value-type="string">
                <text:p text:style-name="P33"><text:span text:style-name="T5">Des</text:span><text:span text:style-name="T7">cription</text:span></text:p>
              </table:table-cell>
            </table:table-row>
          </table:table-header-rows>
          <table:table-row table:style-name="Table5.1">
            <table:table-cell table:style-name="Table5.A2" office:value-type="string">
              <text:p text:style-name="P24">Read-char</text:p>
            </table:table-cell>
            <table:table-cell table:style-name="Table5.B2" office:value-type="string">
              <text:p text:style-name="P24">Reads a char from a serial line FIFO. 0 if no char is available.</text:p>
            </table:table-cell>
          </table:table-row>
          <table:table-row table:style-name="Table5.1">
            <table:table-cell table:style-name="Table5.A2" office:value-type="string">
              <text:p text:style-name="P24">Write-char</text:p>
            </table:table-cell>
            <table:table-cell table:style-name="Table5.B2" office:value-type="string">
              <text:p text:style-name="P24">Writes a char to a serial line.</text:p>
            </table:table-cell>
          </table:table-row>
          <table:table-row table:style-name="Table5.1">
            <table:table-cell table:style-name="Table5.A2" office:value-type="string">
              <text:p text:style-name="P24">Clock-counter</text:p>
            </table:table-cell>
            <table:table-cell table:style-name="Table5.B2" office:value-type="string">
              <text:p text:style-name="P30"><text:span text:style-name="T4">A clock counter that increases by one for each cycle. Used for timing app</text:span><text:span text:style-name="T6">lications, etc.</text:span></text:p>
            </table:table-cell>
          </table:table-row>
        </table:table>
        <text:h text:style-name="P18" text:outline-level="1">Optimisations</text:h>
        <text:p text:style-name="Standard"><text:span text:style-name="T4">The ZPU pro</text:span><text:span text:style-name="T6">gramming model allows certain shortcuts to be taken.</text:span></text:p>
        <text:p text:style-name="P8"/>
        <table:table table:name="Table6" table:style-name="Table6">
          <table:table-column table:style-name="Table6.A"/>
          <table:table-column table:style-name="Table6.B"/>
          <table:table-header-rows>
            <table:table-row table:style-name="Table6.1">
              <table:table-cell table:style-name="Table6.A1" office:value-type="string">
                <text:p text:style-name="P33"><text:span text:style-name="T5">Opt</text:span><text:span text:style-name="T7">imisations</text:span></text:p>
              </table:table-cell>
              <table:table-cell table:style-name="Table6.B1" office:value-type="string">
                <text:p text:style-name="P33"><text:span text:style-name="T5">Des</text:span><text:span text:style-name="T7">cription</text:span></text:p>
              </table:table-cell>
            </table:table-row>
          </table:table-header-rows>
          <table:table-row table:style-name="Table6.1">
            <table:table-cell table:style-name="Table6.A2" office:value-type="string">
              <text:p text:style-name="P24">Discard stack data</text:p>
            </table:table-cell>
            <table:table-cell table:style-name="Table6.B2" office:value-type="string">
              <text:p text:style-name="P24">When a value is popped from the stack, it is no longer necessary to persist that value to memory. This can be significant in ZPU implementations that have a stack cache unit that has write back to memory.</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Arial Unicode MS'"/>
    <style:font-face style:name="Tahoma3" svg:font-family="Tahoma"/>
    <style:font-face style:name="Courier New" svg:font-family="'Courier New'" style:font-family-generic="modern"/>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Courier New"/>
    </style:style>
    <style:style style:name="Absatz-Standardschriftart" style:family="text"/>
    <style:style style:name="WW-Absatz-Standardschriftart" style:family="text"/>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2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Times New Roman" style:font-name-asian="Times New Roman" style:font-name-complex="Times New Roman"/>
    </style:style>
    <style:style style:name="WW8Num13z0" style:family="text">
      <style:text-properties style:font-name="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Default_20_Paragraph_20_Font" style:display-name="Default Paragraph Font"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1"/>
      </text:list-level-style-bullet>
      <text:list-level-style-bullet text:level="2" text:style-name="WW8Num3z1" style:num-suffix="." text:bullet-char="">
        <style:list-level-properties text:space-before="1.27cm" text:min-label-width="0.635cm"/>
        <style:text-properties style:font-name="Symbol1"/>
      </text:list-level-style-bullet>
      <text:list-level-style-bullet text:level="3" text:style-name="WW8Num3z1" style:num-suffix="." text:bullet-char="">
        <style:list-level-properties text:space-before="1.905cm" text:min-label-width="0.635cm"/>
        <style:text-properties style:font-name="Symbol1"/>
      </text:list-level-style-bullet>
      <text:list-level-style-bullet text:level="4" text:style-name="WW8Num3z1" style:num-suffix="." text:bullet-char="">
        <style:list-level-properties text:space-before="2.54cm" text:min-label-width="0.635cm"/>
        <style:text-properties style:font-name="Symbol1"/>
      </text:list-level-style-bullet>
      <text:list-level-style-bullet text:level="5" text:style-name="WW8Num3z1" style:num-suffix="." text:bullet-char="">
        <style:list-level-properties text:space-before="3.175cm" text:min-label-width="0.635cm"/>
        <style:text-properties style:font-name="Symbol1"/>
      </text:list-level-style-bullet>
      <text:list-level-style-bullet text:level="6" text:style-name="WW8Num3z1" style:num-suffix="." text:bullet-char="">
        <style:list-level-properties text:space-before="3.81cm" text:min-label-width="0.635cm"/>
        <style:text-properties style:font-name="Symbol1"/>
      </text:list-level-style-bullet>
      <text:list-level-style-bullet text:level="7" text:style-name="WW8Num3z1" style:num-suffix="." text:bullet-char="">
        <style:list-level-properties text:space-before="4.445cm" text:min-label-width="0.635cm"/>
        <style:text-properties style:font-name="Symbol1"/>
      </text:list-level-style-bullet>
      <text:list-level-style-bullet text:level="8" text:style-name="WW8Num3z1" style:num-suffix="." text:bullet-char="">
        <style:list-level-properties text:space-before="5.08cm" text:min-label-width="0.635cm"/>
        <style:text-properties style:font-name="Symbol1"/>
      </text:list-level-style-bullet>
      <text:list-level-style-bullet text:level="9" text:style-name="WW8Num3z1"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02cm solid #000000"/>
    </style:style>
    <style:style style:name="P2" style:family="paragraph" style:parent-style-name="Footer">
      <style:paragraph-properties fo:padding-left="0cm" fo:padding-right="0cm" fo:padding-top="0.035cm" fo:padding-bottom="0cm" fo:border-left="none" fo:border-right="none" fo:border-top="0.002cm solid #000000" fo:border-bottom="none">
        <style:tab-stops>
          <style:tab-stop style:position="8.001cm" style:type="center"/>
          <style:tab-stop style:position="8.502cm" style:type="center"/>
          <style:tab-stop style:position="12.7cm"/>
          <style:tab-stop style:position="16.002cm" style:type="right"/>
          <style:tab-stop style:position="16.252cm"/>
        </style:tab-stops>
      </style:paragraph-properties>
    </style:style>
    <style:style style:name="P3" style:family="paragraph" style:parent-style-name="Footer">
      <style:paragraph-properties>
        <style:tab-stops>
          <style:tab-stop style:position="8.001cm" style:type="center"/>
          <style:tab-stop style:position="13.653cm"/>
          <style:tab-stop style:position="16.002cm" style:type="right"/>
        </style:tab-stops>
      </style:paragraph-properties>
    </style:style>
    <style:style style:name="T1" style:family="text">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3"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51cm" fo:margin-bottom="1.251cm" fo:margin-left="2.501cm" fo:margin-right="2.501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pm1">
      <style:header>
        <text:p text:style-name="P1"><text:span text:style-name="T1"><draw:frame draw:style-name="fr1" draw:name="graphics1" text:anchor-type="as-char" svg:width="6.324cm" svg:height="1.265cm" draw:z-index="8"><draw:image xlink:href="Pictures/2000000C00028DB50000830D27FB2027.wmf" xlink:type="simple" xlink:show="embed" xlink:actuate="onLoad"/></draw:frame></text:span><text:span text:style-name="T1"><text:tab/><text:tab/></text:span></text:p>
        <text:p text:style-name="Header"/>
      </style:header>
      <style:footer>
        <text:p text:style-name="P2"><text:span text:style-name="T2">Zylin AS NO 984 184 565 MVA<text:tab/>+47 51 63 25 00<text:tab/></text:span><text:a xlink:type="simple" xlink:href="http://www.zylin.com/"><text:span text:style-name="Internet_20_link"><text:span text:style-name="T3">www.zylin.com</text:span></text:span></text:a></text:p>
        <text:p text:style-name="P3"><text:span text:style-name="T4">Proprietary and confidential<text:tab/><text:tab/></text:span><text:span text:style-name="Page_20_Number"><text:span text:style-name="T1"><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18$Build-9177</meta:generator>
    <meta:creation-date>2004-09-17T20:17:33</meta:creation-date>
    <dc:creator>Øyvind Harboe</dc:creator>
    <dc:date>2005-03-11T01:43:22</dc:date>
    <meta:print-date>2005-03-11T00:34:00</meta:print-date>
    <dc:language>en-US</dc:language>
    <meta:editing-cycles>2</meta:editing-cycles>
    <meta:editing-duration>PT32S</meta:editing-duration>
    <meta:user-defined meta:name="Info 1"/>
    <meta:user-defined meta:name="Info 2"/>
    <meta:user-defined meta:name="Info 3"/>
    <meta:user-defined meta:name="Info 4"/>
    <meta:document-statistic meta:table-count="6" meta:image-count="1" meta:object-count="0" meta:page-count="9" meta:paragraph-count="151" meta:word-count="918" meta:character-count="5228"/>
  </office:meta>
</office:document-meta>
</file>